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559e2" officeooo:paragraph-rsid="002559e2" style:font-size-asian="8pt" style:font-size-complex="8pt"/>
    </style:style>
    <style:style style:name="P2" style:family="paragraph" style:parent-style-name="Preformatted_20_Text">
      <style:text-properties fo:font-size="8pt" officeooo:rsid="0025f9bd" officeooo:paragraph-rsid="0025f9bd"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Initialisierung (3h)</text:p>
      <text:p text:style-name="P2"><text:s text:c="4"/>2)<text:tab/>Analysephase (4h)</text:p>
      <text:p text:style-name="P2"><text:s text:c="4"/>3)<text:tab/>Entwurfsphase (9h)</text:p>
      <text:p text:style-name="P2"><text:s text:c="4"/>4) <text:s/>Realisierungsphase (29h)</text:p>
      <text:p text:style-name="P2"><text:s text:c="4"/>5)<text:tab/>Einfuehrungsphase (2h)</text:p>
      <text:p text:style-name="P2"><text:s text:c="4"/>6)<text:tab/>Dokumentation (10h)</text:p>
      <text:p text:style-name="P2"/>
      <text:p text:style-name="P2">4.2 Teilaufgaben (mit Zeitrahmen) auflisten</text:p>
      <text:p text:style-name="P2"/>
      <text:p text:style-name="P2"><text:s text:c="4"/>zu 1)<text:tab/>- <text:s text:c="2"/>Initialisier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Definition Datenbankmodell (?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Realisie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s text:c="2"/>Erstellen von Modultests (13h)</text:p>
      <text:p text:style-name="P2">- <text:s text:c="2"/>Codereview (?h)</text:p>
      <text:p text:style-name="P2"/>
      <text:p text:style-name="P2"><text:s text:c="4"/>zu 5)<text:tab/>- <text:s text:c="2"/>Einfuehrungsphase</text:p>
      <text:p text:style-name="P2">- <text:s text:c="2"/>Uebergabe der Software und Inbetriebnahme (2h)</text:p>
      <text:p text:style-name="P2"/>
      <text:p text:style-name="P2"><text:s text:c="4"/>zu 7)<text:tab/>- <text:s text:c="2"/>Dokumentation</text:p>
      <text:p text:style-name="P2">- <text:s text:c="2"/>Erstellen der Dokumentation (10h)</text:p>
      <text:p text:style-name="P2"/>
      <text:p text:style-name="P2">---------------------------------------------------------------------</text:p>
      <text:p text:style-name="P2"/>
      <text:p text:style-name="P2">-----------</text:p>
      <text:p text:style-name="P2"><text:soft-page-break/>-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tool</text:p>
      <text:p text:style-name="P2">- <text:s text:c="2"/>PHP 5.6 - Skriptsprache</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50 Euro/Stunde <text:s text:c="17"/>8 Euro/Stunde</text:p>
      <text:p text:style-name="P2">= <text:s text:c="30"/>=</text:p>
      <text:p text:style-name="P2">3500 Euro <text:s text:c="22"/>560 Euro</text:p>
      <text:p text:style-name="P2"/>
      <text:p text:style-name="P2">#TODO: Betreuer (Codereview etc.) in die Rechnung mit einfliessen lassen!</text:p>
      <text:p text:style-name="P2"/>
      <text:p text:style-name="P2">Kostenvorteil für das Unternehmen:</text:p>
      <text:p text:style-name="P2">294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5:00:40.597000000</dc:date>
    <meta:editing-duration>PT1H54M11S</meta:editing-duration>
    <meta:editing-cycles>12</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69" meta:word-count="543" meta:character-count="4416" meta:non-whitespace-character-count="3722"/>
  </office:meta>
</office:document-meta>
</file>